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95f2" officeooo:paragraph-rsid="001095f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095f2" officeooo:paragraph-rsid="001095f2" style:font-size-asian="20pt" style:font-weight-asian="bold" style:font-size-complex="20pt" style:font-weight-complex="bold"/>
    </style:style>
    <style:style style:name="P3" style:family="paragraph" style:parent-style-name="Standard">
      <style:text-properties fo:font-weight="normal" officeooo:rsid="001095f2" officeooo:paragraph-rsid="001095f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forme Final Supuesto 1</text:p>
      <text:p text:style-name="P1">Samuel Ortiz</text:p>
      <text:p text:style-name="P1"/>
      <text:h text:style-name="Heading_20_1" text:outline-level="1">1. Objetivos del proyecto</text:h>
      <text:h text:style-name="Heading_20_1" text:outline-level="1">2. Análisis y público objetivo</text:h>
      <text:h text:style-name="Heading_20_1" text:outline-level="1">3. Diseño y justificación</text:h>
      <text:h text:style-name="Heading_20_1" text:outline-level="1">4. Solución técnica</text:h>
      <text:h text:style-name="Heading_20_1" text:outline-level="1">5. Test de usuarios</text:h>
      <text:h text:style-name="Heading_20_1" text:outline-level="1">6. Integración con redes</text:h>
      <text:h text:style-name="Heading_20_1" text:outline-level="1">7. Conclusiones y posibles mejoras</text:h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3T18:02:27.843000000</meta:creation-date>
    <meta:generator>LibreOffice/7.5.3.2$Windows_X86_64 LibreOffice_project/9f56dff12ba03b9acd7730a5a481eea045e468f3</meta:generator>
    <dc:date>2025-06-03T19:03:24.493000000</dc:date>
    <meta:editing-duration>PT1H56S</meta:editing-duration>
    <meta:editing-cycles>3</meta:editing-cycles>
    <meta:document-statistic meta:table-count="0" meta:image-count="0" meta:object-count="0" meta:page-count="1" meta:paragraph-count="9" meta:word-count="35" meta:character-count="212" meta:non-whitespace-character-count="186"/>
  </office:meta>
</office:document-meta>
</file>